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fo:color="#000000" style:text-position="0% 100%" fo:font-size="12pt" style:text-underline-style="none" fo:font-weight="normal" officeooo:rsid="00253234" officeooo:paragraph-rsid="008c073c" style:font-size-asian="10.5pt" style:font-weight-asian="normal" style:font-size-complex="12pt" style:font-weight-complex="normal"/>
    </style:style>
    <style:style style:name="P2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fo:color="#000000" style:text-position="0% 100%" fo:font-size="12pt" style:text-underline-style="none" fo:font-weight="normal" officeooo:rsid="00253234" officeooo:paragraph-rsid="00317101" style:font-size-asian="10.5pt" style:font-weight-asian="normal" style:font-size-complex="12pt" style:font-weight-complex="normal"/>
    </style:style>
    <style:style style:name="P3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fo:color="#000000" style:text-position="0% 100%" fo:font-size="12pt" style:text-underline-style="none" fo:font-weight="normal" officeooo:rsid="00253234" officeooo:paragraph-rsid="0089b767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fo:color="#000000" style:text-position="0% 100%" fo:font-size="12pt" style:text-underline-style="none" fo:font-weight="normal" officeooo:rsid="00885e57" officeooo:paragraph-rsid="00885e57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fo:color="#000000" officeooo:paragraph-rsid="0089b767"/>
    </style:style>
    <style:style style:name="P6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fo:color="#bd7cb5" style:text-position="0% 100%" fo:font-size="18pt" style:text-underline-style="none" fo:font-weight="bold" officeooo:rsid="00253234" officeooo:paragraph-rsid="00317101" style:font-size-asian="18pt" style:font-weight-asian="bold" style:font-size-complex="18pt" style:font-weight-complex="bold"/>
    </style:style>
    <style:style style:name="P7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fo:color="#bd7cb5" style:text-position="0% 100%" fo:font-size="18pt" style:text-underline-style="none" fo:font-weight="bold" officeooo:rsid="0086697d" officeooo:paragraph-rsid="0086697d" style:font-size-asian="18pt" style:font-weight-asian="bold" style:font-size-complex="18pt" style:font-weight-complex="bold"/>
    </style:style>
    <style:style style:name="P8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fo:color="#bd7cb5" style:text-position="0% 100%" fo:font-size="18pt" style:text-underline-style="none" fo:font-weight="bold" officeooo:rsid="0089b767" officeooo:paragraph-rsid="0089b767" style:font-size-asian="18pt" style:font-weight-asian="bold" style:font-size-complex="18pt" style:font-weight-complex="bold"/>
    </style:style>
    <style:style style:name="P9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fo:color="#579835" style:text-position="0% 100%" fo:font-size="15pt" style:text-underline-style="none" fo:font-weight="bold" officeooo:rsid="008eae66" officeooo:paragraph-rsid="008eae66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style:text-position="0% 100%" fo:font-size="12pt" officeooo:rsid="00253234" officeooo:paragraph-rsid="0079dd95" style:font-size-asian="10.5pt" style:font-size-complex="12pt"/>
    </style:style>
    <style:style style:name="P11" style:family="paragraph" style:parent-style-name="Standard">
      <style:paragraph-properties fo:margin-top="0.101cm" fo:margin-bottom="0.101cm" loext:contextual-spacing="false" fo:line-height="100%"/>
      <style:text-properties fo:font-size="18pt" officeooo:rsid="0079dd95" officeooo:paragraph-rsid="007cf6fc" style:font-size-asian="18pt" style:font-size-complex="18pt"/>
    </style:style>
    <style:style style:name="P12" style:family="paragraph" style:parent-style-name="Standard">
      <style:paragraph-properties fo:margin-top="0.101cm" fo:margin-bottom="0.101cm" loext:contextual-spacing="false" fo:line-height="100%"/>
      <style:text-properties fo:color="#bd7cb5" fo:font-size="15pt" officeooo:rsid="0079dd95" officeooo:paragraph-rsid="007a702d" style:font-size-asian="15pt" style:font-size-complex="15pt"/>
    </style:style>
    <style:style style:name="P13" style:family="paragraph" style:parent-style-name="Standard">
      <style:paragraph-properties fo:margin-top="0.101cm" fo:margin-bottom="0.101cm" loext:contextual-spacing="false" fo:line-height="100%"/>
      <style:text-properties fo:color="#000000" fo:font-size="12pt" officeooo:rsid="0079dd95" officeooo:paragraph-rsid="0079dd95" style:font-size-asian="10.5pt" style:font-size-complex="12pt"/>
    </style:style>
    <style:style style:name="P14" style:family="paragraph" style:parent-style-name="Standard">
      <style:paragraph-properties fo:margin-top="0.101cm" fo:margin-bottom="0.101cm" loext:contextual-spacing="false" fo:line-height="100%"/>
      <style:text-properties fo:color="#bd7cb5" fo:font-size="18pt" fo:font-weight="bold" officeooo:rsid="0079dd95" officeooo:paragraph-rsid="007a702d" style:font-size-asian="18pt" style:font-weight-asian="bold" style:font-size-complex="18pt" style:font-weight-complex="bold"/>
    </style:style>
    <style:style style:name="P15" style:family="paragraph" style:parent-style-name="Standard">
      <style:paragraph-properties fo:margin-top="0.101cm" fo:margin-bottom="0.101cm" loext:contextual-spacing="false" fo:line-height="100%"/>
      <style:text-properties fo:color="#bd7cb5" fo:font-size="15pt" officeooo:rsid="0079dd95" officeooo:paragraph-rsid="007a702d" style:font-size-asian="15pt" style:font-size-complex="15pt"/>
    </style:style>
    <style:style style:name="P16" style:family="paragraph" style:parent-style-name="Standard">
      <style:paragraph-properties fo:margin-top="0.101cm" fo:margin-bottom="0.101cm" loext:contextual-spacing="false" fo:line-height="100%"/>
      <style:text-properties fo:color="#bd7cb5" fo:font-size="15pt" fo:font-weight="bold" officeooo:rsid="00b4237f" officeooo:paragraph-rsid="00b4237f" style:font-size-asian="15pt" style:font-weight-asian="bold" style:font-size-complex="15pt" style:font-weight-complex="bold"/>
    </style:style>
    <style:style style:name="P17" style:family="paragraph" style:parent-style-name="Standard">
      <style:paragraph-properties fo:margin-top="0.101cm" fo:margin-bottom="0.101cm" loext:contextual-spacing="false" fo:line-height="100%"/>
      <style:text-properties fo:color="#000000" style:text-line-through-style="none" style:text-line-through-type="none" fo:font-size="12pt" officeooo:rsid="00808da7" officeooo:paragraph-rsid="00808da7" style:font-size-asian="10.5pt" style:font-size-complex="12pt"/>
    </style:style>
    <style:style style:name="P18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fo:color="#000000" style:text-line-through-style="none" style:text-line-through-type="none" fo:font-size="12pt" officeooo:rsid="00808da7" officeooo:paragraph-rsid="00b300db" style:font-size-asian="10.5pt" style:font-size-complex="12pt"/>
    </style:style>
    <style:style style:name="P19" style:family="paragraph" style:parent-style-name="Standard">
      <style:paragraph-properties fo:margin-top="0.101cm" fo:margin-bottom="0.101cm" loext:contextual-spacing="false" fo:line-height="100%"/>
      <style:text-properties fo:color="#000000" fo:font-size="12pt" officeooo:rsid="007a702d" officeooo:paragraph-rsid="007a702d" style:font-size-asian="10.5pt" style:font-size-complex="12pt"/>
    </style:style>
    <style:style style:name="P20" style:family="paragraph" style:parent-style-name="Standard">
      <style:paragraph-properties fo:margin-top="0.101cm" fo:margin-bottom="0.101cm" loext:contextual-spacing="false" fo:line-height="100%"/>
      <style:text-properties fo:color="#000000" fo:font-size="12pt" officeooo:rsid="007a702d" officeooo:paragraph-rsid="00808da7" style:font-size-asian="10.5pt" style:font-size-complex="12pt"/>
    </style:style>
    <style:style style:name="P21" style:family="paragraph" style:parent-style-name="Standard">
      <style:paragraph-properties fo:margin-top="0.101cm" fo:margin-bottom="0.101cm" loext:contextual-spacing="false" fo:line-height="100%"/>
      <style:text-properties fo:color="#000000" fo:font-size="12pt" officeooo:rsid="007a702d" officeooo:paragraph-rsid="00b109c2" style:font-size-asian="10.5pt" style:font-size-complex="12pt"/>
    </style:style>
    <style:style style:name="P22" style:family="paragraph" style:parent-style-name="Standard">
      <style:paragraph-properties fo:margin-top="0.101cm" fo:margin-bottom="0.101cm" loext:contextual-spacing="false" fo:line-height="100%"/>
      <style:text-properties fo:color="#000000" fo:font-size="12pt" officeooo:rsid="007a702d" officeooo:paragraph-rsid="00b300db" style:font-size-asian="10.5pt" style:font-size-complex="12pt"/>
    </style:style>
    <style:style style:name="P23" style:family="paragraph" style:parent-style-name="Standard">
      <style:paragraph-properties fo:margin-top="0.101cm" fo:margin-bottom="0.101cm" loext:contextual-spacing="false" fo:line-height="100%"/>
      <style:text-properties fo:color="#000000" fo:font-size="12pt" officeooo:rsid="0079dd95" officeooo:paragraph-rsid="00b300db" style:font-size-asian="10.5pt" style:font-size-complex="12pt"/>
    </style:style>
    <style:style style:name="P24" style:family="paragraph" style:parent-style-name="Standard">
      <style:paragraph-properties fo:margin-top="0.101cm" fo:margin-bottom="0.101cm" loext:contextual-spacing="false" fo:line-height="100%"/>
      <style:text-properties officeooo:rsid="0079dd95" officeooo:paragraph-rsid="00b62754"/>
    </style:style>
    <style:style style:name="P25" style:family="paragraph" style:parent-style-name="Standard">
      <style:paragraph-properties fo:margin-top="0.101cm" fo:margin-bottom="0.101cm" loext:contextual-spacing="false" fo:line-height="100%"/>
      <style:text-properties officeooo:paragraph-rsid="00b300db"/>
    </style:style>
    <style:style style:name="P26" style:family="paragraph" style:parent-style-name="Standard">
      <style:paragraph-properties fo:margin-top="0.101cm" fo:margin-bottom="0.101cm" loext:contextual-spacing="false" fo:line-height="100%"/>
      <style:text-properties fo:color="#ed1c24" fo:font-size="12pt" officeooo:rsid="0079dd95" officeooo:paragraph-rsid="007a702d" style:font-size-asian="10.5pt" style:font-size-complex="12pt"/>
    </style:style>
    <style:style style:name="P27" style:family="paragraph" style:parent-style-name="Standard">
      <style:paragraph-properties fo:margin-top="0.101cm" fo:margin-bottom="0.101cm" loext:contextual-spacing="false" fo:line-height="100%"/>
      <style:text-properties fo:color="#ed1c24" fo:font-size="12pt" officeooo:rsid="0079dd95" officeooo:paragraph-rsid="00b109c2" style:font-size-asian="10.5pt" style:font-size-complex="12pt"/>
    </style:style>
    <style:style style:name="P28" style:family="paragraph" style:parent-style-name="Text_20_body">
      <style:paragraph-properties fo:text-align="center" style:justify-single-word="false"/>
      <style:text-properties fo:color="#ce181e" style:text-position="0% 100%" fo:font-size="12pt" style:text-underline-style="solid" style:text-underline-width="auto" style:text-underline-color="font-color" fo:font-weight="bold" officeooo:rsid="0021c354" officeooo:paragraph-rsid="008ef6f2" style:font-size-asian="10.5pt" style:font-weight-asian="bold" style:font-size-complex="12pt" style:font-weight-complex="bold" loext:shadow="none"/>
    </style:style>
    <style:style style:name="P29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fo:color="#000000" style:text-position="0% 100%" fo:font-size="12pt" style:text-underline-style="none" fo:font-weight="normal" officeooo:rsid="0028ec65" officeooo:paragraph-rsid="007a702d" style:font-size-asian="10.5pt" style:font-weight-asian="normal" style:font-size-complex="12pt" style:font-weight-complex="normal"/>
    </style:style>
    <style:style style:name="P30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fo:color="#000000" style:text-position="0% 100%" fo:font-size="12pt" style:text-underline-style="none" fo:font-weight="normal" officeooo:rsid="00253234" officeooo:paragraph-rsid="008c073c" style:font-size-asian="10.5pt" style:font-weight-asian="normal" style:font-size-complex="12pt" style:font-weight-complex="normal"/>
    </style:style>
    <style:style style:name="P31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fo:color="#000000" style:text-position="0% 100%" fo:font-size="12pt" style:text-underline-style="none" fo:font-weight="normal" officeooo:rsid="00253234" officeooo:paragraph-rsid="00b300db" style:font-size-asian="10.5pt" style:font-weight-asian="normal" style:font-size-complex="12pt" style:font-weight-complex="normal"/>
    </style:style>
    <style:style style:name="P32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fo:color="#000000" style:text-position="0% 100%" fo:font-size="12pt" style:text-underline-style="none" fo:font-weight="normal" officeooo:rsid="00253234" officeooo:paragraph-rsid="00317101" style:font-size-asian="10.5pt" style:font-weight-asian="normal" style:font-size-complex="12pt" style:font-weight-complex="normal"/>
    </style:style>
    <style:style style:name="P33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fo:color="#000000" style:text-position="0% 100%" fo:font-size="12pt" style:text-underline-style="none" fo:font-weight="normal" officeooo:rsid="00885e57" officeooo:paragraph-rsid="00885e57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fo:color="#000000" style:text-position="0% 100%" fo:font-size="12pt" style:text-underline-style="none" fo:font-weight="normal" officeooo:rsid="00253234" officeooo:paragraph-rsid="0086697d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fo:color="#000000" style:text-position="0% 100%" fo:font-size="12pt" style:text-underline-style="none" fo:font-weight="normal" officeooo:rsid="00253234" officeooo:paragraph-rsid="00b48cf5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fo:color="#000000" style:text-position="0% 100%" fo:font-size="12pt" style:text-underline-style="none" fo:font-weight="normal" officeooo:rsid="00253234" officeooo:paragraph-rsid="0089b767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fo:color="#000000" style:text-position="0% 100%" fo:font-size="12pt" style:text-underline-style="none" fo:font-weight="normal" officeooo:rsid="0086697d" officeooo:paragraph-rsid="0086697d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fo:color="#000000" style:text-position="0% 100%" fo:font-size="12pt" style:text-underline-style="none" fo:font-weight="normal" officeooo:rsid="0089b767" officeooo:paragraph-rsid="0089b767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fo:color="#bd7cb5" style:text-position="0% 100%" fo:font-size="12pt" style:text-underline-style="none" fo:font-weight="bold" officeooo:rsid="0089b767" officeooo:paragraph-rsid="0089b767" style:font-size-asian="12pt" style:font-weight-asian="bold" style:font-size-complex="12pt" style:font-weight-complex="bold"/>
    </style:style>
    <style:style style:name="P40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fo:color="#bd7cb5" style:text-position="0% 100%" fo:font-size="18pt" style:text-underline-style="none" fo:font-weight="bold" officeooo:rsid="0086697d" officeooo:paragraph-rsid="00b48cf5" style:font-size-asian="18pt" style:font-weight-asian="bold" style:font-size-complex="18pt" style:font-weight-complex="bold"/>
    </style:style>
    <style:style style:name="P41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officeooo:paragraph-rsid="0089b767"/>
    </style:style>
    <style:style style:name="P42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officeooo:rsid="00b48cf5" officeooo:paragraph-rsid="00b48cf5"/>
    </style:style>
    <style:style style:name="P43" style:family="paragraph" style:parent-style-name="Text_20_body">
      <style:paragraph-properties fo:text-align="center" style:justify-single-word="false" fo:padding="0.049cm" fo:border="0.06pt solid #000000" style:shadow="none"/>
      <style:text-properties fo:font-size="24pt" officeooo:rsid="0013c9af" officeooo:paragraph-rsid="0013c9af" style:font-size-asian="24pt" style:font-size-complex="24pt"/>
    </style:style>
    <style:style style:name="P44" style:family="paragraph" style:parent-style-name="Text_20_body">
      <style:paragraph-properties fo:text-align="center" style:justify-single-word="false" fo:padding="0.049cm" fo:border="0.06pt solid #000000" style:shadow="none"/>
      <style:text-properties fo:font-size="24pt" officeooo:rsid="008ef6f2" officeooo:paragraph-rsid="008ef6f2" style:font-size-asian="24pt" style:font-size-complex="24pt"/>
    </style:style>
    <style:style style:name="T1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ce181e" style:text-underline-style="solid" style:text-underline-width="auto" style:text-underline-color="font-color" fo:font-weight="bold" officeooo:rsid="0014699e" style:font-weight-asian="bold" style:font-weight-complex="bold"/>
    </style:style>
    <style:style style:name="T3" style:family="text">
      <style:text-properties officeooo:rsid="00270460"/>
    </style:style>
    <style:style style:name="T4" style:family="text">
      <style:text-properties style:text-position="0% 100%" fo:font-size="12pt" style:text-underline-style="none" fo:font-weight="normal" officeooo:rsid="0089b767" style:font-size-asian="12pt" style:font-weight-asian="normal" style:font-size-complex="12pt" style:font-weight-complex="normal"/>
    </style:style>
    <style:style style:name="T5" style:family="text">
      <style:text-properties fo:color="#000000"/>
    </style:style>
    <style:style style:name="T6" style:family="text">
      <style:text-properties fo:color="#000000" style:text-position="0% 100%" fo:font-size="12pt" style:text-underline-style="none" fo:font-weight="normal" officeooo:rsid="0089b767" style:font-size-asian="12pt" style:font-weight-asian="normal" style:font-size-complex="12pt" style:font-weight-complex="normal"/>
    </style:style>
    <style:style style:name="T7" style:family="text">
      <style:text-properties fo:color="#000000" style:text-position="0% 100%" fo:font-size="12pt" style:text-underline-style="none" fo:font-weight="normal" officeooo:rsid="00b48cf5" style:font-size-asian="12pt" style:font-weight-asian="normal" style:font-size-complex="12pt" style:font-weight-complex="normal"/>
    </style:style>
    <style:style style:name="T8" style:family="text">
      <style:text-properties fo:color="#000000" style:text-position="0% 100%" fo:font-size="14pt" style:text-underline-style="none" fo:font-weight="normal" officeooo:rsid="0089b767" style:font-size-asian="10.5pt" style:font-weight-asian="normal" style:font-size-complex="12pt" style:font-weight-complex="normal"/>
    </style:style>
    <style:style style:name="T9" style:family="text">
      <style:text-properties fo:color="#000000" style:text-underline-style="none" fo:font-weight="normal" style:font-weight-asian="normal" style:font-weight-complex="normal"/>
    </style:style>
    <style:style style:name="T10" style:family="text">
      <style:text-properties fo:color="#000000" style:text-underline-style="none" fo:font-weight="normal" officeooo:rsid="0028ec65" style:font-weight-asian="normal" style:font-weight-complex="normal"/>
    </style:style>
    <style:style style:name="T11" style:family="text">
      <style:text-properties fo:color="#000000" style:text-underline-style="none" fo:font-weight="normal" officeooo:rsid="007a702d" style:font-weight-asian="normal" style:font-weight-complex="normal"/>
    </style:style>
    <style:style style:name="T12" style:family="text">
      <style:text-properties fo:color="#000000" style:text-underline-style="none" fo:font-weight="bold" officeooo:rsid="0079dd95" style:font-weight-asian="bold" style:font-weight-complex="bold"/>
    </style:style>
    <style:style style:name="T13" style:family="text">
      <style:text-properties fo:color="#000000" style:text-underline-style="none" fo:font-weight="bold" officeooo:rsid="0028ec65" style:font-weight-asian="bold" style:font-weight-complex="bold"/>
    </style:style>
    <style:style style:name="T14" style:family="text">
      <style:text-properties fo:color="#000000" officeooo:rsid="007a702d"/>
    </style:style>
    <style:style style:name="T15" style:family="text">
      <style:text-properties fo:color="#000000" fo:font-size="12pt" style:font-size-asian="10.5pt" style:font-size-complex="12pt"/>
    </style:style>
    <style:style style:name="T16" style:family="text">
      <style:text-properties fo:color="#000000" fo:font-size="12pt" officeooo:rsid="00808da7" style:font-size-asian="10.5pt" style:font-size-complex="12pt"/>
    </style:style>
    <style:style style:name="T17" style:family="text">
      <style:text-properties fo:color="#000000" fo:font-weight="bold" officeooo:rsid="00b109c2" style:font-weight-asian="bold" style:font-weight-complex="bold"/>
    </style:style>
    <style:style style:name="T18" style:family="text">
      <style:text-properties fo:color="#000000" fo:font-weight="normal" officeooo:rsid="007a702d" style:font-weight-asian="normal" style:font-weight-complex="normal"/>
    </style:style>
    <style:style style:name="T19" style:family="text">
      <style:text-properties fo:color="#000000" fo:font-weight="normal" officeooo:rsid="00b109c2" style:font-weight-asian="normal" style:font-weight-complex="normal"/>
    </style:style>
    <style:style style:name="T20" style:family="text">
      <style:text-properties style:text-underline-style="none" fo:font-weight="bold" style:font-weight-asian="bold" style:font-weight-complex="bold"/>
    </style:style>
    <style:style style:name="T21" style:family="text">
      <style:text-properties officeooo:rsid="0079dd95"/>
    </style:style>
    <style:style style:name="T22" style:family="text">
      <style:text-properties officeooo:rsid="007a702d"/>
    </style:style>
    <style:style style:name="T23" style:family="text">
      <style:text-properties fo:color="#ed1c24" style:text-underline-style="none" fo:font-weight="bold" style:font-weight-asian="bold" style:font-weight-complex="bold"/>
    </style:style>
    <style:style style:name="T24" style:family="text">
      <style:text-properties fo:color="#bd7cb5" fo:font-weight="bold" style:font-weight-asian="bold" style:font-weight-complex="bold"/>
    </style:style>
    <style:style style:name="T25" style:family="text">
      <style:text-properties fo:color="#bd7cb5" fo:font-weight="bold" officeooo:rsid="007cf6fc" style:font-weight-asian="bold" style:font-weight-complex="bold"/>
    </style:style>
    <style:style style:name="T26" style:family="text">
      <style:text-properties fo:color="#bd7cb5" fo:font-weight="bold" officeooo:rsid="00b109c2" style:font-weight-asian="bold" style:font-weight-complex="bold"/>
    </style:style>
    <style:style style:name="T27" style:family="text">
      <style:text-properties fo:color="#bd7cb5" fo:font-weight="bold" officeooo:rsid="00b300db" style:font-weight-asian="bold" style:font-weight-complex="bold"/>
    </style:style>
    <style:style style:name="T28" style:family="text">
      <style:text-properties fo:color="#bd7cb5" fo:font-size="18pt" fo:font-weight="bold" officeooo:rsid="00808da7" style:font-size-asian="18pt" style:font-weight-asian="bold" style:font-size-complex="18pt" style:font-weight-complex="bold"/>
    </style:style>
    <style:style style:name="T29" style:family="text">
      <style:text-properties fo:color="#bd7cb5" fo:font-size="18pt" fo:font-weight="bold" officeooo:rsid="0079dd95" style:font-size-asian="18pt" style:font-weight-asian="bold" style:font-size-complex="18pt" style:font-weight-complex="bold"/>
    </style:style>
    <style:style style:name="T30" style:family="text">
      <style:text-properties officeooo:rsid="007cf6fc"/>
    </style:style>
    <style:style style:name="T31" style:family="text">
      <style:text-properties fo:color="#579835"/>
    </style:style>
    <style:style style:name="T32" style:family="text">
      <style:text-properties fo:color="#579835" fo:font-size="15pt" fo:font-weight="bold" style:font-size-asian="15pt" style:font-weight-asian="bold" style:font-size-complex="15pt" style:font-weight-complex="bold"/>
    </style:style>
    <style:style style:name="T33" style:family="text">
      <style:text-properties fo:color="#579835" fo:font-size="15pt" fo:font-weight="bold" officeooo:rsid="0079dd95" style:font-size-asian="15pt" style:font-weight-asian="bold" style:font-size-complex="15pt" style:font-weight-complex="bold"/>
    </style:style>
    <style:style style:name="T34" style:family="text">
      <style:text-properties fo:color="#579835" fo:font-size="15pt" fo:font-weight="bold" officeooo:rsid="00b109c2" style:font-size-asian="15pt" style:font-weight-asian="bold" style:font-size-complex="15pt" style:font-weight-complex="bold"/>
    </style:style>
    <style:style style:name="T35" style:family="text">
      <style:text-properties fo:color="#579835" style:text-line-through-style="none" style:text-line-through-type="none" fo:font-size="15pt" fo:font-weight="bold" officeooo:rsid="0079dd95" style:font-size-asian="15pt" style:font-weight-asian="bold" style:font-size-complex="15pt" style:font-weight-complex="bold"/>
    </style:style>
    <style:style style:name="T36" style:family="text">
      <style:text-properties fo:color="#579835" style:text-line-through-style="none" style:text-line-through-type="none" fo:font-size="15pt" fo:font-weight="bold" officeooo:rsid="00b109c2" style:font-size-asian="15pt" style:font-weight-asian="bold" style:font-size-complex="15pt" style:font-weight-complex="bold"/>
    </style:style>
    <style:style style:name="T37" style:family="text">
      <style:text-properties fo:color="#579835" fo:font-weight="bold" style:font-weight-asian="bold" style:font-weight-complex="bold"/>
    </style:style>
    <style:style style:name="T38" style:family="text">
      <style:text-properties fo:color="#579835" fo:font-weight="bold" officeooo:rsid="007a702d" style:font-weight-asian="bold" style:font-weight-complex="bold"/>
    </style:style>
    <style:style style:name="T39" style:family="text">
      <style:text-properties fo:color="#579835" fo:font-weight="bold" officeooo:rsid="00b109c2" style:font-weight-asian="bold" style:font-weight-complex="bold"/>
    </style:style>
    <style:style style:name="T40" style:family="text">
      <style:text-properties fo:color="#579835" fo:font-weight="bold" officeooo:rsid="00b4237f" style:font-weight-asian="bold" style:font-weight-complex="bold"/>
    </style:style>
    <style:style style:name="T41" style:family="text">
      <style:text-properties officeooo:rsid="00808da7"/>
    </style:style>
    <style:style style:name="T42" style:family="text">
      <style:text-properties officeooo:rsid="0086697d"/>
    </style:style>
    <style:style style:name="T43" style:family="text">
      <style:text-properties officeooo:rsid="008693d6"/>
    </style:style>
    <style:style style:name="T44" style:family="text">
      <style:text-properties fo:color="#ff0000" style:text-position="0% 100%" fo:font-size="14pt" style:text-underline-style="none" fo:font-weight="normal" officeooo:rsid="00253234" style:font-size-asian="10.5pt" style:font-weight-asian="normal" style:font-size-complex="12pt" style:font-weight-complex="normal"/>
    </style:style>
    <style:style style:name="T45" style:family="text">
      <style:text-properties officeooo:rsid="00b109c2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7cf6fc" style:font-weight-asian="bold" style:font-weight-complex="bold"/>
    </style:style>
    <style:style style:name="T48" style:family="text">
      <style:text-properties fo:font-weight="bold" officeooo:rsid="00808da7" style:font-weight-asian="bold" style:font-weight-complex="bold"/>
    </style:style>
    <style:style style:name="T49" style:family="text">
      <style:text-properties fo:font-weight="bold" officeooo:rsid="007a702d" style:font-weight-asian="bold" style:font-weight-complex="bold"/>
    </style:style>
    <style:style style:name="T50" style:family="text">
      <style:text-properties officeooo:rsid="00b300db"/>
    </style:style>
    <style:style style:name="T51" style:family="text">
      <style:text-properties officeooo:rsid="00b48cf5"/>
    </style:style>
    <style:style style:name="T52" style:family="text">
      <style:text-properties officeooo:rsid="00885e5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T1">Descriptif Equipement</text:span><text:span text:style-name="T2">s</text:span></text:p>
      <text:p text:style-name="P44"><text:span text:style-name="T2">+ </text:span><text:span text:style-name="T1">Transmissions détaillées</text:span></text:p>
      <text:p text:style-name="P28"/>
      <text:p text:style-name="P28"/>
      <text:p text:style-name="P14"><text:span text:style-name="T45">Communication entre le serveur et l’écran d’affichage des résultats </text:span>:</text:p>
      <text:p text:style-name="P1">Transmission <text:span text:style-name="T21">uni</text:span>directionnelle – <text:span text:style-name="T45">en ethernet</text:span></text:p>
      <text:p text:style-name="P12"><text:span text:style-name="T38"/></text:p>
      <text:p text:style-name="P19"><text:span text:style-name="T34">Données de la </text:span><text:span text:style-name="T32">Table</text:span><text:span text:style-name="T33">:</text:span></text:p>
      <text:p text:style-name="P26"><text:span text:style-name="T20"><text:tab/></text:span><text:span text:style-name="T14">¤</text:span><text:span text:style-name="T5"> </text:span><text:span text:style-name="T14">pts de vie <text:s text:c="6"/>¤ pile ou face <text:s text:c="6"/>¤ dé</text:span></text:p>
      <text:p text:style-name="P21"><text:span text:style-name="T34">Données de gestion du tournoi </text:span><text:span text:style-name="T33">:</text:span></text:p>
      <text:p text:style-name="P27"><text:span text:style-name="T18"><text:tab/>¤ </text:span><text:span text:style-name="T19">nom du joueur</text:span><text:span text:style-name="T18"> <text:s text:c="5"/>¤ </text:span><text:span text:style-name="T19">nom du tournoi</text:span><text:span text:style-name="T18"> <text:s text:c="5"/>¤ </text:span><text:span text:style-name="T17">lvl joueur</text:span></text:p>
      <text:p text:style-name="P12"><text:span text:style-name="T39">Données</text:span><text:span text:style-name="T38"> </text:span><text:span text:style-name="T37">C</text:span><text:span text:style-name="T40">a</text:span><text:span text:style-name="T37">méra :</text:span></text:p>
      <text:p text:style-name="P13"><text:tab/><text:span text:style-name="T22">¤</text:span><text:span text:style-name="T46"> </text:span><text:span text:style-name="T49">Flux vidéo</text:span></text:p>
      <text:p text:style-name="P20"><text:span text:style-name="T23"/></text:p>
      <text:p text:style-name="P20"><text:span text:style-name="T23"/></text:p>
      <text:p text:style-name="P11"><text:span text:style-name="T25">Site Web </text:span><text:span text:style-name="T26">de gestion des tournois </text:span><text:span text:style-name="T27">vers le serveur</text:span><text:span text:style-name="T24">:</text:span></text:p>
      <text:p text:style-name="P1">Transmission <text:span text:style-name="T50">bi-</text:span>directionnelle.</text:p>
      <text:p text:style-name="P1"/>
      <text:p text:style-name="P22"><text:span text:style-name="T36">Données de gestion du tournoi </text:span><text:span text:style-name="T35">:</text:span></text:p>
      <text:p text:style-name="P23"><text:tab/><text:span text:style-name="T50">¤ </text:span><text:span text:style-name="T47">nom Joueur</text:span><text:span text:style-name="T30"> <text:s text:c="12"/></text:span><text:span text:style-name="T47">¤ prénom Joueur </text:span><text:span text:style-name="T30"><text:s text:c="12"/>¤ lvl Joueur</text:span></text:p>
      <text:p text:style-name="P23"><text:tab/><text:span text:style-name="T41">¤ historique Joueur <text:s text:c="3"/></text:span><text:span text:style-name="T48">¤ date Tournoi <text:s/></text:span><text:span text:style-name="T41"><text:s text:c="15"/>¤</text:span><text:span text:style-name="T48"> heure Tournoi</text:span></text:p>
      <text:p text:style-name="P23"><text:tab/><text:span text:style-name="T41">¤ </text:span><text:span text:style-name="T48">nb Joueur Max</text:span><text:span text:style-name="T41"> <text:s text:c="6"/></text:span><text:span text:style-name="T48"><text:s/>¤ nom Tournoi</text:span></text:p>
      <text:p text:style-name="P17"/>
      <text:p text:style-name="P17"/>
      <text:p text:style-name="P6">Serveur / <text:span text:style-name="T3">T</text:span>able :</text:p>
      <text:p text:style-name="P2">Transmission <text:span text:style-name="T21">uni</text:span>directionnelle – <text:span text:style-name="T50">bluetooth</text:span></text:p>
      <text:p text:style-name="P2"/>
      <text:p text:style-name="P9">Depuis table :</text:p>
      <text:p text:style-name="P10"><text:span text:style-name="T12"><text:tab/></text:span><text:span text:style-name="T11">¤</text:span><text:span text:style-name="T9"> </text:span><text:span text:style-name="T13">pile-face </text:span><text:span text:style-name="T10"><text:s text:c="5"/></text:span><text:span text:style-name="T11">¤</text:span><text:span text:style-name="T9"> </text:span><text:span text:style-name="T13">résultat dé </text:span><text:span text:style-name="T10"><text:s text:c="5"/></text:span><text:span text:style-name="T11">¤</text:span><text:span text:style-name="T9"> </text:span><text:span text:style-name="T13">point de vie du joueur</text:span></text:p>
      <text:p text:style-name="P29"/>
      <text:p text:style-name="P29"/>
      <text:p text:style-name="P7"><text:span text:style-name="T51">Capteur-infrarouge vers </text:span>Carte ARDUINO :</text:p>
      <text:p text:style-name="P3">Liaison unidirectionnelle - <text:span text:style-name="T51">I2C</text:span>.</text:p>
      <text:p text:style-name="P34"><text:tab/><text:span text:style-name="T42">¤ présence ou non de carte</text:span></text:p>
      <text:p text:style-name="P34"/>
      <text:p text:style-name="P34"><text:soft-page-break/></text:p>
      <text:p text:style-name="P40"><text:span text:style-name="T51">Clavier vers </text:span>Carte ARDUINO :</text:p>
      <text:p text:style-name="P35">Liaison unidirectionnelle - <text:span text:style-name="T51">I2C</text:span>.</text:p>
      <text:p text:style-name="P37"><text:tab/>¤ opération(s) <text:span text:style-name="T43">à effectuer</text:span></text:p>
      <text:p text:style-name="P37"/>
      <text:p text:style-name="P37"/>
      <text:p text:style-name="P40"><text:span text:style-name="T52">Bouton-Poussoir vers </text:span>Carte ARDUINO :</text:p>
      <text:p text:style-name="P35">Liaison unidirectionnelle - <text:span text:style-name="T51">liaison tout ou rien</text:span>.</text:p>
      <text:p text:style-name="P4"><text:tab/>¤ lancé aléatoire (dé / pf)</text:p>
      <text:p text:style-name="P4"/>
      <text:p text:style-name="P4"/>
      <text:p text:style-name="P40">Carte ARDUINO <text:span text:style-name="T51">vers l’afficheur :</text:span></text:p>
      <text:p text:style-name="P3">Liaison unidirectionnelle - <text:span text:style-name="T51">I2C</text:span>.</text:p>
      <text:p text:style-name="P38"><text:tab/>¤ afficher pdv</text:p>
      <text:p text:style-name="P3"/>
      <text:p text:style-name="P3"/>
      <text:p text:style-name="P40">Carte ARDUINO <text:span text:style-name="T51">vers Led RGB :</text:span></text:p>
      <text:p text:style-name="P3">Liaison unidirectionnelle - <text:span text:style-name="T51">neoPixel</text:span>.</text:p>
      <text:p text:style-name="P5"><text:span text:style-name="T44"><text:tab/></text:span><text:span text:style-name="T4">¤ allumer Led</text:span></text:p>
      <text:p text:style-name="P39"/>
      <text:p text:style-name="P39"/>
      <text:p text:style-name="P8"><text:span text:style-name="T51">Carte ARDUINO vers afficheur 7 segment</text:span> (dé / pf) :</text:p>
      <text:p text:style-name="P3">Liaison unidirectionnelle - <text:span text:style-name="T51">liaison tout ou rien</text:span>.</text:p>
      <text:p text:style-name="P41"><text:span text:style-name="T8"><text:tab/></text:span><text:span text:style-name="T6">¤ </text:span><text:span text:style-name="T7">afficher chiffre ou un « P » ou « F » pour le pile ou face</text:span></text:p>
      <text:p text:style-name="P42"><text:span text:style-name="T6"/></text:p>
      <text:p text:style-name="P42"><text:span text:style-name="T6"/></text:p>
      <text:p text:style-name="P25"><text:span text:style-name="T28">Base de Donnée </text:span><text:span text:style-name="T29">:</text:span></text:p>
      <text:p text:style-name="P31">Transmission <text:span text:style-name="T21">uni</text:span>directionnelle.</text:p>
      <text:p text:style-name="P16"><text:span text:style-name="T31">Données stockées dans base de données :</text:span></text:p>
      <text:p text:style-name="P23"><text:tab/><text:span text:style-name="T22">¤</text:span> <text:span text:style-name="T30">nom Joueur <text:s text:c="12"/>¤ prénom Joueur <text:s text:c="12"/>¤ lvl Joueur</text:span></text:p>
      <text:p text:style-name="P24"><text:span text:style-name="T15"><text:tab/></text:span><text:span text:style-name="T16">¤ historique Joueur <text:s text:c="3"/>¤ date Tournoi <text:s text:c="16"/>¤ nb Joueur Max</text:span></text:p>
      <text:p text:style-name="P24"><text:span text:style-name="T16"><text:tab/>¤ nom Tournoi</text:span></text:p>
      <text:p text:style-name="P18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13:57:21.328000000</meta:creation-date>
    <dc:date>2020-01-15T09:10:06.879000000</dc:date>
    <meta:editing-duration>PT2H8M24S</meta:editing-duration>
    <meta:editing-cycles>51</meta:editing-cycles>
    <meta:generator>LibreOffice/6.0.6.2$Windows_X86_64 LibreOffice_project/0c292870b25a325b5ed35f6b45599d2ea4458e77</meta:generator>
    <meta:document-statistic meta:table-count="0" meta:image-count="0" meta:object-count="0" meta:page-count="2" meta:paragraph-count="44" meta:word-count="259" meta:character-count="1612" meta:non-whitespace-character-count="1254"/>
  </office:meta>
</office:document-meta>
</file>